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Calibri"/>
    </style:style>
    <style:style style:name="P2" style:family="paragraph" style:parent-style-name="Text_20_body">
      <style:paragraph-properties fo:text-align="end" style:justify-single-word="false"/>
      <style:text-properties style:font-name="Calibri"/>
    </style:style>
    <style:style style:name="P3" style:family="paragraph" style:parent-style-name="Text_20_body">
      <style:paragraph-properties fo:text-align="start" style:justify-single-word="false"/>
      <style:text-properties style:font-name="Calibri" fo:font-weight="bold" style:font-weight-asian="bold" style:font-weight-complex="bold"/>
    </style:style>
    <style:style style:name="P4" style:family="paragraph" style:parent-style-name="Text_20_body">
      <style:text-properties style:font-name="Calibri" officeooo:paragraph-rsid="001f9bf5"/>
    </style:style>
    <style:style style:name="P5" style:family="paragraph" style:parent-style-name="Text_20_body">
      <style:paragraph-properties fo:text-align="start" style:justify-single-word="false"/>
      <style:text-properties style:font-name="Calibri" fo:font-weight="normal" style:font-weight-asian="normal" style:font-weight-complex="normal"/>
    </style:style>
    <style:style style:name="P6" style:family="paragraph" style:parent-style-name="Text_20_body">
      <style:paragraph-properties fo:text-align="start" style:justify-single-word="false"/>
      <style:text-properties style:font-name="Calibri"/>
    </style:style>
    <style:style style:name="P7" style:family="paragraph" style:parent-style-name="Text_20_body" style:list-style-name="L1">
      <style:text-properties style:font-name="Calibri" officeooo:rsid="001f9bf5" officeooo:paragraph-rsid="001f9bf5"/>
    </style:style>
    <style:style style:name="P8" style:family="paragraph" style:parent-style-name="Text_20_body" style:list-style-name="L1">
      <style:text-properties style:font-name="Calibri" officeooo:rsid="0024cbe8" officeooo:paragraph-rsid="0024cbe8"/>
    </style:style>
    <style:style style:name="T1" style:family="text">
      <style:text-properties fo:font-weight="bold" style:font-weight-asian="bold" style:font-weight-complex="bold"/>
    </style:style>
    <style:style style:name="T2" style:family="text">
      <style:text-properties officeooo:rsid="0024b56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clause"/>
        <text:variable-decl office:value-type="string" text:name="reasontext"/>
        <text:variable-decl office:value-type="string" text:name="s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2">SL</text:span>/2022/<text:variable-set text:name="seq" office:value-type="string">{seq}</text:variable-set></text:p>
      <text:p text:style-name="P3"><text:variable-set text:name="name" office:value-type="string">{name}</text:variable-set></text:p>
      <text:p text:style-name="P5"><text:variable-set text:name="address" office:value-type="string">{address}</text:variable-set></text:p>
      <text:p text:style-name="P1"/>
      <text:p text:style-name="P1">Subject<text:tab/><text:tab/>: Notice of discontinuation of employment</text:p>
      <text:p text:style-name="P1"/>
      <text:p text:style-name="P1">Dear <text:variable-set text:name="salutation" office:value-type="string">{salutation}</text:variable-set><text:s/><text:variable-set text:name="name" office:value-type="string">{name}</text:variable-set></text:p>
      <text:p text:style-name="P1"/>
      <text:p text:style-name="P1"/>
      <text:p text:style-name="P6">This notice is to inform you that Spectrum Engineering Consortium Limited has decided to discontinue your employment with SECL beyond <text:span text:style-name="T1"><text:variable-set text:name="effectivefrom" office:value-type="string">{effectivefrom}</text:variable-set></text:span><text:s/>in accordance with the <text:span text:style-name="T1"><text:variable-set text:name="clause" office:value-type="string">{clause}</text:variable-set></text:span><text:s/>of your appointment letter.</text:p>
      <text:p text:style-name="P6"/>
      <text:p text:style-name="P6"><text:variable-set text:name="reasontext" office:value-type="string">{reasontext}</text:variable-set></text:p>
      <text:p text:style-name="P6"/>
      <text:p text:style-name="P6">We sincerely thank you for the services you have provided to the organization over the period of your stay with us. We wish you the best of luck in any future endeavors you undertake.</text:p>
      <text:p text:style-name="P1"/>
      <text:p text:style-name="P1">Sincerely Yours</text:p>
      <text:p text:style-name="P1"/>
      <text:p text:style-name="P1"/>
      <text:p text:style-name="P1"/>
      <text:p text:style-name="P1">-------------------------------------</text:p>
      <text:p text:style-name="P1">Managing Director/Director</text:p>
      <text:p text:style-name="P1"/>
      <text:p text:style-name="P1"/>
      <text:p text:style-name="P4">Copy:</text:p>
      <text:list xml:id="list911030069" text:style-name="L1">
        <text:list-item>
          <text:p text:style-name="P7">Finance and Accounts unit</text:p>
        </text:list-item>
        <text:list-item>
          <text:p text:style-name="P7">HR unit</text:p>
        </text:list-item>
        <text:list-item>
          <text:p text:style-name="P8">Admin Unit</text:p>
        </text:list-item>
        <text:list-item>
          <text:p text:style-name="P8">Supervisor</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3-04T01:57:43.443000000</dc:date>
    <meta:editing-duration>PT3H59M6S</meta:editing-duration>
    <meta:editing-cycles>23</meta:editing-cycles>
    <meta:generator>LibreOffice/7.2.5.2$Windows_X86_64 LibreOffice_project/499f9727c189e6ef3471021d6132d4c694f357e5</meta:generator>
    <meta:document-statistic meta:table-count="0" meta:image-count="0" meta:object-count="0" meta:page-count="1" meta:paragraph-count="17" meta:word-count="100" meta:character-count="689" meta:non-whitespace-character-count="609"/>
  </office:meta>
</office:document-meta>
</file>